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position="super 58%" style:text-underline-style="none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5_8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. Finsi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 December 1858</text:p>
      <text:p text:style-name="P2">Month<text:tab/><text:tab/><text:tab/><text:tab/><text:tab/><text:tab/>December</text:p>
      <text:p text:style-name="P2">Year<text:tab/><text:tab/><text:tab/><text:tab/><text:tab/><text:tab/>1858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Fragile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lso available in AJA Microfilm, Reel #207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<text:span text:style-name="T1">Strictly private</text:span><text:span text:style-name="T3">/</text:span></text:p>
      <text:p text:style-name="P5"><text:span text:style-name="T3">Decr. 2</text:span><text:span text:style-name="T4">nd</text:span><text:span text:style-name="T3">. 1858./</text:span></text:p>
      <text:p text:style-name="P7">My Respected Friend/</text:p>
      <text:p text:style-name="P6"><text:span text:style-name="T3"><text:tab/>Altho' I am aware that you have/ refused the application of those whose opinions/ and solicitations must have greater weight in/ guiding your decisions, than [crossed-out: might] mine can/ possibly have, yet, I am emboldened, to take the/ liberty of exhibiting to you, the effect likely to be/ produced by a persistance[sic] in your present deter/mination; as I think I may place the question in a/ point of view, which excitement may have witheld[sic]/ from your perception, and which also may not have/ appeared to those who condemn your line of conduct/ in this matter; You are of course aware that I/ allude to your refusal to recite the prayer for the/ </text:span><text:span text:style-name="T6">Members</text:span><text:span text:style-name="T3"> of the Government, as you have </text:span><text:span text:style-name="T6">hitherto done</text:span><text:span text:style-name="T3">;/ </text:span></text:p>
      <text:p text:style-name="P6"><text:span text:style-name="T3"><text:tab/>We will entirely pass over the omission of it last/ Saturday, (any allusion to which, in the Resolution passed/ on Sunday by the Gentlemen of the Adjunta, has been/ considerately omitted) and merely consider the ques-/tion of your continuing to say it </text:span><text:span text:style-name="T6">as hitherto</text:span><text:span text:style-name="T3">, that is what/ is desired by the Adjunta, and (believe me when I assure/ you) </text:span><text:span text:style-name="T6">a very large</text:span><text:span text:style-name="T3"> majority of the Congregation; In doing/</text:span></text:p>
      <text:p text:style-name="P7"/>
      <text:p text:style-name="P7">[Page 2]</text:p>
      <text:p text:style-name="P7">this, your only reflection could be, that you were praying/ for a blessing on a Man or Men who did not <text:soft-page-break/>deserve it;/ Do any of us deserve the blessings that we supplicate/ our God to bestow on us? If any, I fear but very few./</text:p>
      <text:p text:style-name="P7"><text:tab/>And why should we not pray for a blessing on those/ who act unjustly to us? no blessing can be so great as/ the Divine grace to enlighten us in our errors, to free/ our minds from the torments of prejudice, and enable/ us to look on all men as equally deserving of all the/ enjoyment which this Earth affords? we pray to God to/ “bless, preserve, guard and assist”; with the reservation/ in our minds, that this may be granted for the purpose/ of removing injustice &amp; prejudice from their motives, we/ may surely pronounce this, in favor of our greatest/ enemies; and the closing sentence of the prayer shows/ that this is the main object of it, that they may be/ “inspired with benevolence towards us &amp; all Israel &amp;c.”/</text:p>
      <text:p text:style-name="P7"><text:tab/>Again do you inflict any punishment on them/ by witholding[sic] your prayers? I know you too well to think/ that you suppose by doing so, they will be deprived of the/ Divine grace; therefore if it is the will of the Infinite/ &amp; merciful God to bless them notwithstanding, shall we/ finite creatures, equally sinful ourselves, withold[sic] our/ prayers that it may be so? or wish (even in our hearts)/ that those blessings we so ardently and de[?]tly supplicate/ for ourselves, shall be witheld[sic] from others?</text:p>
      <text:p text:style-name="P7"><text:tab/>And now setting aside all argument, grounded on/</text:p>
      <text:p text:style-name="P7"/>
      <text:p text:style-name="P7">[Page 3]</text:p>
      <text:p text:style-name="P7">Brothely[sic] love; I will use a more selfish one, merely to/ strengthen my position &amp; not with the hope that it will/ be more cogent. <text:s/>You are aware that the Adjunta/ can suspend you from office, which would be only a step to/ discharge—it is true that perhaps the latter cannot be done/ but by the cong. but you <text:span text:style-name="T5">know</text:span><text:span text:style-name="T2"> that the Board and com-/mand a majority to any measure that their wisdom/ may induce them to think correct, and believe me when/ I sincerely assure you, that the majority in this case would not/ be wanting, altho' you were (I believe) unanimously elected/ by them for the next 5 years, such is the general feeling on/ this question (not the past) that they would all be up in/ arms against what they would consider an act of con-/tumacy. <text:s/>And let me ask you Sir, are you prepared for that?/ <text:s/>Are you prepared to be suddenly hurled from a position of/ pecuniary independence, of domestic comfort, in which/ you are enabled to earn the means of support for yourself/ &amp; those you love, to one of unrequited labor, in which you/ might find it difficult to earn a pittance sufficient for/ their bare support, for well you know that talent is/ but poorly rewarded. <text:s/>You are also strengthening “the hands/ of your enemies” for your perseverance in your present/ decision will unquestionably drive several members to/ leave our Synagogue, &amp; we know where it is likely they will/ go to; this I say advisedly, &amp; not as more conjecture;/</text:span></text:p>
      <text:p text:style-name="P7"><text:tab/>May I dare hope that your good sense will have/ led you to come to the determination to act in accordance/ with the wishes of the adjunta and a large majority/ of the congregation? <text:s/>I most sincerely and devoutly pray/</text:p>
      <text:p text:style-name="P7"/>
      <text:p text:style-name="P7">[Page 4]</text:p>
      <text:p text:style-name="P7"><text:span text:style-name="T2">that such may be, for I can hardly think that what/ I have addressed can have sufficient weight, after the in-/efficacy of the persuasion of your other friends. <text:s/>At any/ rate I have performed what I considered a duty, and I trust/ you will excuse me on that score &amp; not consider that I have/ been officious. <text:s/>I could add much to this, but will/ not occupy your time by adding to what </text:span><text:span text:style-name="T5">I</text:span><text:span text:style-name="T2"> consider the/ strongest reasons I could adduce for your changing your/ present position./</text:span></text:p>
      <text:p text:style-name="P7"><text:tab/><text:tab/><text:tab/><text:tab/><text:tab/><text:tab/><text:tab/><text:tab/>I am Sir/</text:p>
      <text:p text:style-name="P7"><text:tab/><text:tab/><text:tab/><text:tab/><text:tab/><text:tab/><text:tab/><text:tab/><text:tab/>Yours most sincerely/</text:p>
      <text:p text:style-name="P7"><text:tab/><text:tab/><text:tab/><text:tab/><text:tab/><text:tab/><text:tab/><text:tab/><text:tab/><text:tab/>&amp; Respectfully/</text:p>
      <text:p text:style-name="P7"><text:tab/><text:tab/><text:tab/><text:tab/><text:tab/><text:tab/><text:tab/><text:tab/><text:tab/><text:tab/><text:tab/>A. Finsi/</text:p>
      <text:p text:style-name="P7">You will much oblige me by destroying this after/ you have read i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2T13:38:44</meta:creation-date>
    <dc:date>2012-02-02T15:49:29.25</dc:date>
    <dc:language>en-US</dc:language>
    <meta:editing-cycles>3</meta:editing-cycles>
    <meta:editing-duration>PT00H14M34S</meta:editing-duration>
    <dc:creator>Penn Libraries</dc:creator>
    <meta:document-statistic meta:table-count="0" meta:image-count="0" meta:object-count="0" meta:page-count="3" meta:paragraph-count="82" meta:word-count="1062" meta:character-count="6286"/>
    <meta:user-defined meta:name="Info 1"/>
    <meta:user-defined meta:name="Info 2"/>
    <meta:user-defined meta:name="Info 3"/>
    <meta:user-defined meta:name="Info 4"/>
  </office:meta>
</office:document-meta>
</file>